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style:text-underline-style="none" fo:font-weight="bold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7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default-cell-style-name="ce8"/>
        <table:table-column table:style-name="co2" table:default-cell-style-name="ce11"/>
        <table:table-column table:style-name="co3" table:default-cell-style-name="ce6"/>
        <table:table-column table:style-name="co4" table:default-cell-style-name="ce14"/>
        <table:table-column table:style-name="co5" table:default-cell-style-name="ce6"/>
        <table:table-row table:style-name="ro1">
          <table:table-cell office:value-type="string" calcext:value-type="string">
            <text:p>16.11.21, 18:22</text:p>
          </table:table-cell>
          <table:table-cell table:number-columns-repeated="2"/>
          <table:table-cell table:style-name="ce7" office:value-type="string" calcext:value-type="string">
            <text:p>Zustimmend</text:p>
          </table:table-cell>
          <table:table-cell table:style-name="ce10" office:value-type="string" calcext:value-type="string">
            <text:p>Ablehnend</text:p>
          </table:table-cell>
          <table:table-cell table:style-name="ce12" office:value-type="string" calcext:value-type="string">
            <text:p>Bezug Faktencheck</text:p>
          </table:table-cell>
          <table:table-cell table:style-name="ce13" office:value-type="string" calcext:value-type="string">
            <text:p>Neutral / nicht eindeutig zuweisbar</text:p>
          </table:table-cell>
          <table:table-cell table:style-name="ce12" office:value-type="string" calcext:value-type="string">
            <text:p>Freund(e) markie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pa: Fehlinformation</text:p>
          </table:table-cell>
          <table:table-cell/>
          <table:table-cell office:value-type="string" calcext:value-type="string">
            <text:p>Seite 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2298 Reacts</text:p>
          </table:table-cell>
          <table:table-cell/>
          <table:table-cell office:value-type="string" calcext:value-type="string">
            <text:p>Seite 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430 Kommentare 1904 Mal geteilt</text:p>
          </table:table-cell>
          <table:table-cell/>
          <table:table-cell office:value-type="string" calcext:value-type="string">
            <text:p>Seite 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Reacts innerhalb der Kommentare: 1194</text:p>
          </table:table-cell>
          <table:table-cell/>
          <table:table-cell office:value-type="string" calcext:value-type="string">
            <text:p>Seite 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5" table:formula="of:=SUM([.A70:.A100000])" office:value-type="float" office:value="1194" calcext:value-type="float">
            <text:p>1194</text:p>
          </table:table-cell>
          <table:table-cell/>
          <table:table-cell office:value-type="string" calcext:value-type="string">
            <text:p>Seite 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ite 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siehe Posting74_annot.pdf</text:p>
          </table:table-cell>
          <table:table-cell/>
          <table:table-cell office:value-type="string" calcext:value-type="string">
            <text:p>Seite 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ken = Zustimmend</text:p>
          </table:table-cell>
          <table:table-cell/>
          <table:table-cell office:value-type="string" calcext:value-type="string">
            <text:p>Seite 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 = Ablehnend</text:p>
          </table:table-cell>
          <table:table-cell/>
          <table:table-cell office:value-type="string" calcext:value-type="string">
            <text:p>Seite 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X eingekreist = Ablehnend / Bezug Faktencheck</text:p>
          </table:table-cell>
          <table:table-cell/>
          <table:table-cell office:value-type="string" calcext:value-type="string">
            <text:p>Seite 1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 = Neutral</text:p>
          </table:table-cell>
          <table:table-cell/>
          <table:table-cell office:value-type="string" calcext:value-type="string">
            <text:p>Seite 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~ eingekreist = Neutral / Freunde markiert</text:p>
          </table:table-cell>
          <table:table-cell/>
          <table:table-cell office:value-type="string" calcext:value-type="string">
            <text:p>Seite 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malige Präsident Bill Clinton verkündete auf einer Pressekonferenz feierlich:</text:p>
          </table:table-cell>
          <table:table-cell/>
          <table:table-cell office:value-type="string" calcext:value-type="string">
            <text:p>Seite 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„Jetzt haben wir die Sprache entschlüsselt, mit der Gott den Menschen programmiert hat.“</text:p>
          </table:table-cell>
          <table:table-cell/>
          <table:table-cell office:value-type="string" calcext:value-type="string">
            <text:p>Seite 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au in diese Erbsubstanz will Bill Gates nun mit dem neuen mRNA – Impfstoff einwirken. Mit</text:p>
          </table:table-cell>
          <table:table-cell/>
          <table:table-cell office:value-type="string" calcext:value-type="string">
            <text:p>Seite 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absehbaren Folgen. Denn durch diese Impfung wird die Erbinformation in jeder einzelnen Körperzelle</text:p>
          </table:table-cell>
          <table:table-cell/>
          <table:table-cell office:value-type="string" calcext:value-type="string">
            <text:p>Seite 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rändert. Sogar in den Keimzellen.</text:p>
          </table:table-cell>
          <table:table-cell/>
          <table:table-cell office:value-type="string" calcext:value-type="string">
            <text:p>Seite 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/>
          <table:table-cell office:value-type="string" calcext:value-type="string">
            <text:p>Seite 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2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/58</text:p>
          </table:table-cell>
          <table:table-cell/>
          <table:table-cell office:value-type="string" calcext:value-type="string">
            <text:p>Seite 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2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6.11.21, 18:22</text:p>
          </table:table-cell>
          <table:table-cell/>
          <table:table-cell office:value-type="string" calcext:value-type="string">
            <text:p>Seite 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s bedeutet: wenn bei diesem noch völlig unerforschten Impfstoff ein Fehler ins Erbgut eingeschleust</text:p>
          </table:table-cell>
          <table:table-cell/>
          <table:table-cell office:value-type="string" calcext:value-type="string">
            <text:p>Seite 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d, gibt der Geimpfte den Fehler an ALLE folgenden Generationen weiter.</text:p>
          </table:table-cell>
          <table:table-cell/>
          <table:table-cell office:value-type="string" calcext:value-type="string">
            <text:p>Seite 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rum müssen sich die Personen, an den denen der Impfstoff gerade getestet wird verpflichten, keinen</text:p>
          </table:table-cell>
          <table:table-cell/>
          <table:table-cell office:value-type="string" calcext:value-type="string">
            <text:p>Seite 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schlechtsverkehr ohne Verhütung durchzuführen.</text:p>
          </table:table-cell>
          <table:table-cell/>
          <table:table-cell office:value-type="string" calcext:value-type="string">
            <text:p>Seite 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d dieser Impfstoff soll uns allen in wenigen Monaten verabreicht werden?</text:p>
          </table:table-cell>
          <table:table-cell/>
          <table:table-cell office:value-type="string" calcext:value-type="string">
            <text:p>Seite 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i verkürzter</text:p>
          </table:table-cell>
          <table:table-cell/>
          <table:table-cell office:value-type="string" calcext:value-type="string">
            <text:p>Seite 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ulassungsprüfung und dann gleich für alle 7 Milliarden Menschen? Haben unsere Politiker nicht</text:p>
          </table:table-cell>
          <table:table-cell/>
          <table:table-cell office:value-type="string" calcext:value-type="string">
            <text:p>Seite 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schworen, Schaden vom Volk abzuwenden? Stattdessen werben sie in jedem Interview für die</text:p>
          </table:table-cell>
          <table:table-cell/>
          <table:table-cell office:value-type="string" calcext:value-type="string">
            <text:p>Seite 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mpfung. Ist das der Grund, warum die Angst vor dem Virus und einer 2. Welle künstlich hochgehalten</text:p>
          </table:table-cell>
          <table:table-cell/>
          <table:table-cell office:value-type="string" calcext:value-type="string">
            <text:p>Seite 3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d?</text:p>
          </table:table-cell>
          <table:table-cell/>
          <table:table-cell office:value-type="string" calcext:value-type="string">
            <text:p>Seite 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e Angst vor Corona muss größer bleiben als die Angst vor dem neuen Impfstoff!</text:p>
          </table:table-cell>
          <table:table-cell/>
          <table:table-cell office:value-type="string" calcext:value-type="string">
            <text:p>Seite 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d wir erinnern</text:p>
          </table:table-cell>
          <table:table-cell/>
          <table:table-cell office:value-type="string" calcext:value-type="string">
            <text:p>Seite 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s: für Impfschäden kommt der Staat auf, nicht Bill Gates. Der streicht nur den Gewinn ein.</text:p>
          </table:table-cell>
          <table:table-cell/>
          <table:table-cell office:value-type="string" calcext:value-type="string">
            <text:p>Seite 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/>
          <table:table-cell office:value-type="string" calcext:value-type="string">
            <text:p>Seite 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sere Politiker sind willfährige Helfer und unterstützen das mit unseren Steuergeldern.</text:p>
          </table:table-cell>
          <table:table-cell/>
          <table:table-cell office:value-type="string" calcext:value-type="string">
            <text:p>Seite 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e dumm kann man nur sein?</text:p>
          </table:table-cell>
          <table:table-cell/>
          <table:table-cell office:value-type="string" calcext:value-type="string">
            <text:p>Seite 4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bile Uploads · 08.05.2020 ·</text:p>
          </table:table-cell>
          <table:table-cell/>
          <table:table-cell office:value-type="string" calcext:value-type="string">
            <text:p>Seite 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/>
          <table:table-cell office:value-type="string" calcext:value-type="string">
            <text:p>Seite 4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ällt mir</text:p>
          </table:table-cell>
          <table:table-cell/>
          <table:table-cell office:value-type="string" calcext:value-type="string">
            <text:p>Seite 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mmentar</text:p>
          </table:table-cell>
          <table:table-cell/>
          <table:table-cell office:value-type="string" calcext:value-type="string">
            <text:p>Seite 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ilen</text:p>
          </table:table-cell>
          <table:table-cell/>
          <table:table-cell office:value-type="string" calcext:value-type="string">
            <text:p>Seite 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/>
          <table:table-cell office:value-type="string" calcext:value-type="string">
            <text:p>Seite 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.904 Mal geteilt</text:p>
          </table:table-cell>
          <table:table-cell/>
          <table:table-cell office:value-type="string" calcext:value-type="string">
            <text:p>Seite 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mmentieren ...</text:p>
          </table:table-cell>
          <table:table-cell/>
          <table:table-cell office:value-type="string" calcext:value-type="string">
            <text:p>Seite 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2"/>
          <table:table-cell table:style-name="ce9" table:formula="of:=SUM([.D2:.D59])" office:value-type="float" office:value="192" calcext:value-type="float">
            <text:p>192</text:p>
          </table:table-cell>
          <table:table-cell table:style-name="ce9" table:formula="of:=SUM([.E2:.E59])" office:value-type="float" office:value="78" calcext:value-type="float">
            <text:p>78</text:p>
          </table:table-cell>
          <table:table-cell table:style-name="ce9" table:formula="of:=SUM([.F2:.F59])" office:value-type="float" office:value="8" calcext:value-type="float">
            <text:p>8</text:p>
          </table:table-cell>
          <table:table-cell table:style-name="ce9" table:formula="of:=SUM([.G2:.G59])" office:value-type="float" office:value="160" calcext:value-type="float">
            <text:p>160</text:p>
          </table:table-cell>
          <table:table-cell table:style-name="ce9" table:formula="of:=SUM([.H2:.H59]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fred Kähne</text:p>
          </table:table-cell>
          <table:table-cell table:number-columns-repeated="2"/>
          <table:table-cell table:formula="of:=SUM([.D61];[.E61];[.G61])"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glaube ich verticke jetzt Alu-Hüte. Der Bedarf scheint ja riesig zu sei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tög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fred Kähne https://www.derstandard.at/story/2720170/das-schmutzige-geheimnis-dergates-stift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"schmutzige Geheimnis" d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standard.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one Saldan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fred Kähne lieber Aluhut als Maskenclow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a Barthole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komme nicht umhin zu denken, die ganze Pandemie-Polemin dient einem höheren Zweck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önnte es sein, dass einige schon wissen, was die Impfung auslösen wird? Könnte es dann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ch sein, dass dies das Ziel ist, wo diese einige wenigen hin woll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nate Borchard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a Bartholet es geht schon lange nicht mehr um Corona ,die Impfung ist dad Zi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a Barthole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nate Borchardt meine Red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a Bartholet uh, ja klar, die da oben haben was vor mit uns. Na was denn bitt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a Barthole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 gehs mal rausfinden. Hab grad was zu t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a Barthole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. Da ich nicht zu den obersten 1% der Weltordnung gehöre, weiss ich nicht, was genau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 mit uns "Normalos" ist. Aber den Machthabern auf der Welt gefällt, wie wir uns freiwill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schränken lassen - aufs Funktionieren und Arbeiten. Bin mir aber sicher, dass das der 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ritt für etwas weiteres ist. So ein Drama weltweit kann man doch abziehen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gendwann alles wieder zurück auf Anfang schalt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ya Bartholet ne, die da "oben" wie du sie nennst, leben selber besser und sicherer, wenn 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en "unten" ebenfalls gut ge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ar ist eine Pandemie für manche schwer begreifbar und sind dann leicht für irgendwelc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tlosen Verschwörungstheorien empfänglich. Aber es sind alles zusammengereimte Theorie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keine Basis haben. Nur Fantasien eben, aber es gab schon immer Verschwörungstheori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Menschen brauchen das scheinba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vira Kochem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 Sie kennen sich aus. Dann erklären Sie doch bitte mal den Sinn des Tex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Georgia Gideston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vira Kochems warum soll ich das erklären? Wurde 1979 erbaut und irgendwelche Dinge dra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chrieben, die sich damals eine kleine Gruppe ausgedacht hat. Laut Wikipedia vor allem be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 Verschwörungstheoretikern beliebt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vira Kochem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 Wenn es keinen Grund hat, warum steht es da. Total UNLOGISCH 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net Henri-Jet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 waren die Menschen, die damals gesagt haben, die Erde ist rund, a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chwörungstheoretiker.. So eine Scheisse.. passt bitte auf euch auf und fallt nicht von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nte runt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 Schlaf weite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lanthe Wü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hin geht das alles noch und wie wird das noch ändern?? Mein gesundes Menschenverst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gt mir das kein Mensch auf der Erde kann Gott spie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ina Bau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......befinden wir uns gerade in einem Horrorfilm 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a We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ina Bauer Ja und ich frage mich wie der ausgeht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ina Bauer Tja, ich fürchte es Braut sich was zusamm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r diese "Mauscheleien" sind nicht akzeptabel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ina Bau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a West ...leider sehr ungewiss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m Bo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LLSHIT! Euch sitzen doch die Aluhüte zu eng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m Bo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es Wegener mit Meinungen ist es wie mit einem Rektum: jeder hat eins. Das hier hat ab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s mit Meinungen zu tun und deren "objektiver" Begründung, sondern mit Fakten. Hi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den Tatsachen verdreht und Dingen falsch dargestellt. Man kann zu Fakten k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"Meinungen" haben, außer man ist Philosophiestudentin. Entweder hier werden wissent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che Meldungen verteilt, dann ist man ein Arsch oder man glaubt diesen BULLSHI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n ist man dum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m Bo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es Wegener ach ja, die ferngesteuerten Mainstream-Medien (von wem und war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ent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). Die berichten ja auch nicht über Chemtrails, Außerirdische, die Wahrhe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nter dem Kennedy Attentat, die Wahrheit hinter 9/11 usw. usw...., Wie gesagt: Aluhut z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. Facebook und das Internet (ohne Kenntnisse in Recherche und Quellencheck) s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ch immens gute Informationsquel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 Im übrigen ist es mir auch ein Rätsel, wo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de(r) die Chuzpe nimmt, Dinge zu beurteilen, welche weit über seinem Wissensst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egen. Dieser wird im Regelfall durch jahrelange Ausbildung, Studium, Forschung erwor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nicht durch Facebook und Studien in der jeweiligen Internet/Info/Bubbl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liver Rüh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m Boss dann hauen Sie doch mal wissenschaftlich fundiert und nachvollziehbar raus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 konkret hier verdreht wurde. Bin gespannt. Offensichtlich ist Ihre Expertise ja 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utlich bessere als die des Autors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m Bo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liver Rühe Dieser Arzt hat z.B. allen Ernstes behauptet, das Vitamin C Coronaviren "höch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fektiv" abtöten würd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rnelia Tiede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m Boss genau und Ärzte oder Professoren wie Professor Bhagdi, der jahrelang genau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em Fachbereich gearbeitet/geforscht hat, Studenten im Arztberuf ausgebildet ha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national renommiert ist etc. IST so ein Fachman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um werden seine Videos gelösch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 den Impfungen werden zig Milliarden verdient. Wenn unsere Medien sechsstelli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men Geld von Gates kassieren und auch das RKI auf der Lohnliste steht, muss man s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h nicht wundern. Aber das erfährt man nur relativ selten in den öffentlichen Medi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zurzeit nicht, aber selbst ältere kritische Beiträge zu diesem Thema werden bei Sendern w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E gelöscht) - von wegen aufgeklär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liver Rüh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m Boss lesen heißt lö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m Bo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liver Rühe lesen heißt nicht automatisch verstehen. Wenn ich lese, dass die offizie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bsite der Bundesregierung ein Fake sei und Vitamin C gegen Viren helfe, komme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eder immer auf meinen Ausgangspunkt zurück: Es ist ganz offensichtlich, dass die Aluhü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 eng sitzen und dadurch das Gehirn mit zu wenig Sauerstoff versorgt wird. Unter die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mständen können Gesetzestexte kaum verstanden wer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 Burtsch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eder einmal ein Schwachsinniger Beitrag der an Lächerlichkeit nicht zu überbieten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alia Lasni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 Burts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alia Lasni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udia Kro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r Impfstoff soll soll doch in das Erbgut des Virus eingreifen und nicht in das des Mensch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er verstehe ich das falsch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n klärt mich bitte auf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udia Kroth erst in unser Erbgut. Das soll auf den Virus reagieren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a Schmid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 das ist eine komplett neue unerforschte , geprüfte Meth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er ? sowas wurde doch früher nie gemacht... und was ist mit der Luciferase , die in 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fstoffen sein soll ? ...........Reporter-Technologien für die Virolog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ciferase Repor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ciferase Reporter bieten eine einfache und bequeme Methode zur Überwachung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rkung potenzieller Behandlungen, zur Erstellung von in-vitroTests zum Nachweis vira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körper und zur Abbildung von Viren in Tiermodellen. Die geringe Größe der NanoLuc®Luziferase sorgt dafür, dass sie sich gut für die Erzeugung von Reporterviren eign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desivir (RDV or GS-5734) wurde bei der Behandlung des ersten Falls von SARS-CoV2 (ehemals 2019-nCoV ) in den USA eingesetzt. RDV ist in keinem Land ein zugelassen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kament, wurde aber von einer Reihe von Behörden weltweit zur Bekämpfung 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RS-CoV-2-Virus angefordert. Erfahren Sie mehr über den Einsatz von NanoLuc®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ziferase-Reportern zur Unterstützung der Forschung..... Forschung oder nur ein Spiel 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schung Forschung über alles ?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di Steid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 bitte Quellenangabe!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ke Bla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m doch im TV, der Impfstoff soll unsere DNA verändern, um so den Virus das andocken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seren Zellen unmöglich zumachen. So habe ich es verstanden, als es im Fernsehen ka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ingt für mich als Ottonormal wie eine genmanipulation am Mensch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ke Bla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il die Frage nach den Quellen so eigentlich überflüssig ist, da es im Fernsehen kam und es 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entlich jeder wissen sollte, wenn er nicht gerade auf dem Mond leb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r wie der Impfstoff funktioniert, steck doch schon im Namen mRNA-Methode, wer da no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ch Quellen fragen muss, hat im Biounterrichtet nur geschlaf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ür die schlafmützen nur mal eine Quelle: https://www.pharmazeutische-zeitung.de/ausgabe212018/impfen-mit-genen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NA-Vakzine: Impfen mit Ge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armazeutische-zeitung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di Steid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ke Blak naja, aber das bedeutet trotzdem nicht, dass diese RNA ins menschliche Gen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gebaut wird!!!!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gilt es sogar zu verhindern und wäre eine "unerwünschte Nebenwirkung"!!!!!!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rsula Fial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d dann müssen etwaige Impfschäden erst mal als solche nachgewiesen werden... also m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m "Schadenersatz" durch die Regierung schaut es bestimmt schlecht aus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fern man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fung überhaupt überlebt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 Sommerfel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nz schlimm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switha Anna Derend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gibt zum Glück immer mehr Menschen die das ganze Spiel langsam aber si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rchschau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anda Gotam Kau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tt macht keine Fehler, Bill Gates sch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7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 Antwor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ngel Rangel Ro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enstein, mengele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ola Joh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rnd Bell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ider befolgen zu viel Menschen die sinnlosen Maßnahmen, die uns nicht helfen sonde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a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rmgard Neba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rnd Bellmann ja Corona greift gehirnzellen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 Schwett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klingt nach schlimmen Horrorfilm Marke Frankenstein. Nie und nimmer darf es eintreten. 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ß ob nicht gezielte Veränderungen der Erbmasse eingearbeitet werd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gitte Lamprech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 leiten sie ab dass in wenigen Monaten alle geimpft werden sollt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gitte Lamprecht Schon mal Staatsfernsehen geschau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a Regina Gl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ser Coronapsychoterror muss beendet wer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ah Z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gitte Lamprecht einfach mal über die Seite der Bundesregierung die Resultate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binettssitzung vom 29.04. Durchlesen. Da wird die zwangsimpfung vorbereit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nika Pöhl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 Gerade wird ja auf einmal in den Mainstream Medien behaupte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m Impfzwang sei überhaupt nicht die Rede. Ein Ablenkungsmanöver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nika Pöhlmann sie nennen es jetzt nicht mehr Impfzwang. Man kann die Impf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rchaus ablehnen, jedoch ist das Leben dann vorbei. Keine Berufsausübung in der Nä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n Menschen, keine kulturellen Teilnahmen, Reisebeschränkungen et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 geht jetzt um den Immunitätsausweis, den man nur erhält wenn man geimpft ist.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en Ausweis muss man für die Teilnahme am öffentlichen Leben dann vorle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o kein Zwang mehr, dafür eine Erpress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 im Staatsfernsehen ist jedoch keine Rede von einer Impfpfl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..es wird ja immer verrück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nicht mal da hörst du richtig hi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, wenn du vermutest, dass ich dem Staatsfernsehen nicht zuhöre, hast d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lkommen Recht. Ich habe mich von den öffentlichen Medien lange genug belügen lass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el Wissdorf ich bin nicht für die Aufklärung zuständig. Es ist höchste Zeit, zu recherchieren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bst die Wahrheit zu suchen. Wer es immer noch nicht verstanden hat, was weltweit läuft,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t es schlicht verschlaf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na Thie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usel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mmert Edi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r sind viele, die keine Impfung haben möchten, die Informationen der Zellen ,sind 2 Millio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hre her, ich finde das so faszinierend, und wer das nicht begreift, tut mir ,so leid. In mei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bildung, in Asien, war es so spannend, das zu hören. Und alles ist 100%verbunden...lg Edi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mmert Edi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schö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9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ne Zerlau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so mir wird nur schle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ich das höre .... wenn ich nur denke an meine Kinder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noch vor haben eine Familie zu grün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 Manchmal denke ich es wäre schön 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gen aufzuwachen und es wäre nur ein Traum den ich hatte... Da kommt mir immer wie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ne Nichte vor, die als Kind mal eine Impfung hatte, sie war erstmal ein Jahr die d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er wieder umgefallen ist und dann am Hals die Lymphdrüsen so angeschwollen ware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war so groß wie ein Kopf des Kindes. Sie musste in Innsbruck operiert werden, nach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m alles wieder, meine Schwester ging dann zu einem Naturheiler. Nachdem war es weg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 sie ist sehr oft kr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 Sie wollte vor zwei Jahren eine Familie gründen und es g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weimal daneben... Ki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lebensfähig... ich weiß nicht ob da nicht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sammenhang ist? Da man in der ganzen Familie nichts gefunden hat in den Genen. Zu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t kann ich mich noch ganz dunkel erinnern, das da eine Verwechslung mit Impfstoff war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rol. Es war 1985/86 . Man hat es auch in den Medien gehör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sa Gün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ne Zerlauth das ist sehr trauri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z Win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eglinde Bichler 6. Mai um 20:21 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hatte einen schrecklichen Traum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facebook.com/sieglinde.bich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eglinde Bich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na Schlauwe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ne Zerlauth ich denke auch an mein Kind und seiner Familieplanung und nun kom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mit son Mist um die Ecke, geht garnicht!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ne Zerlau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na Schlauweg ja ich kann es mir vorstellen, hoffe es wird vorher blocki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ggi Kitt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youtube.com/watch?v=3Xty3OriVsg&amp;t=42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 Telefon zur Impfpflicht durch di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Li Bühlow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war mir bewusst und gilt für mich als fahrlässige Körperverletzung. Dafür gibt’s ein Gesetz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er werden’s den auch änder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okratische Eid zählt hier auch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der Arzt der sowas verabreicht begibt sich auf schuldig. Hoffe Ärzte lehnen es ab, den sie wis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was sie uns damit antu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Trent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Li Buehlow da werden dann paar Menschenrechte geändert "zum Wohle der Menschhe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rnadette Weis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bedanke m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e immer genau auf dem Punkt gebra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mmt ,ich glaube wir brauchen ein Wu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ffe das es nicht soweit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an Opel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 kann man sich nur nach 1984 zurücksehn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Staat muss dafür sorgen, dass der Hersteller des Impfserums für jeden Schaden aufkom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s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ns Rüb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machen das wie mit den Pflanzen von Monsanto, deren Saat sich nicht mehr verwenden läs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Hehle-Schipk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nd die Kinder von Gates geimpft????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Hehle-Schipke ne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ns-Peter Rimm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Hehle-Schipke BG hat sich geweigert, seine Kinder impfen zu las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itz Froh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mimikama.at/allgemein/falschmeldung-die-kinder-von-bill-gates-sind-nichtgeimpft/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1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impft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chmeldung: "Die Kinder von Bill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itz Froh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z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kel über die angeblich ungeimpften Kinder beziehen sich allesamt auf eine Webseite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für ihre Falschmeldungen bekannt ist. Jene Seite benannte sich selbst um, da sie dur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Facebook-Faktenchecker immer weniger Verbreitung fan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e üblich nannte jene Seite auch keinerlei Quellen oder Namen, sondern schrieb nur v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„ehemaligen Arzt“, der dies zudem auch nich öffentlich, sondern „hinter verschlosse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üren“ gesagt haben soll. Zu wem er das nun sagte, wurde ebenfalls nicht genann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mit handelt es sich um eine klassisch fabrizierte Falschmeldung einer Seite, die fü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chmeldungen bekannt ist. Quellen sind nicht überprüfbar, stattdessen gilt je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hauptung aber als Aufhänger, um über die Schädlichkeit von Impfungen zu berich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lche auch allesamt als Fakes entlarvt wurden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Hehle-Schipke so viel ich weiß N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Hehle-Schipk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 dachte ich m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Hehle-Schipk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ues Leben wissen tut es schlussendlich niemand wirk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Hehle-Schipk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ues Le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sanne Pörtner-Hütte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 für fortwährende Aufklärung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ne Fleck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 - lieber Herr Dr. Spitzb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ffe es lesen ganz ganz VIELE und wachen endlich au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2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plädiere dafür, einen kritischen Geist an den Tag zu legen und nicht zur eingeschücht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, manipulierten Herde zu gehören und alles sehr genau zu hinterfra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n Domk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"Gesundheit" des Menschen als ultimative Gelddruckmaschine: weltweit und absolut finanzund wirtschaftskrisensicher... Der jährliche, garantierte Jackpot für die Strippenziehe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len Pinkenbur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d der Staat wird eben in Zukunft NICHT für die Impfschäden aufkommenden... weil es zu vie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den. Es ist ja jetzt schon fast unmöglich einen Impfschaden anerkannt zu bekom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dolf Trau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, irgendwie müssen wir doch die Weltbevölkerung dezimieren könn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lanie Jord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bin immer wieder erfreut, wie gut sie schwierige Dinge in einfacher Sprache auf den Pun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ngen. Ich weiß, dass Sie recht haben. Ich habe viele Fachtexte dazu gelesen. Aber ich hätte 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e vermocht, mich so auszudrücken! Ich freue mich! Dank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in Enzenho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 ,danke, danke vielmals Herr Dr.Spitzbart für diese wieder so wertvolle Info! Obwohl m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on beim Lesen die Gänsehaut über d.Rücken fuhr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 passiert da mit un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n werden wir noch als dankbare Leser und Stellung nehmens ihrer wertvollen Ratschlä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Informatio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itisiert und angegriff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ern schrieb jemand ob ich eh ihr Vitamin C brav einnehm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nn wacht der Rest auf, was da mit uns gemacht wird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z Kunt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ür derartige Impfschäden kann NIEMAND aufkommen,weil das NIEMAND mehr rückgäng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en kann !!! Nur VERHINDERN kann Schaden abwenden !!! Wer ein derarti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rorexperiment befürwortet ist ein FEIND des LEBENS u.der MENSCHHEIT 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ne Zerlau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z Kuntner ich erzähle das sehr vielen jungen Leuten, aber die wollten nichts hö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 Ich höre nur, beschäftige dich nich damit, wir können eh nichts machen. Wahnsi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zweife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fach, warum die das nicht hören wollte, später ist es zu spät. Ich ha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agt ich möchte kämpfen für meine Nachkommen. Hallo was ist los mit e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z Kunt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ne Zerlauth Leider wollen es viele ( noch ) nicht hören bzw.wollen nicht glauben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mand etwas so schlimmes tun könnte ! Viele sind sehr gutmütig,leichtgläubig u.arglos,s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ken auch die mächtigen seien im grunde gut,nur trifft das auf die meisten von die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uten nicht zu,die sind sind zu bestialitäten fähig die andere nicht mal denken könnten 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R es werden trotzdem JEDEN TAG mehr die erkennen was da läuft u.sich zur weh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zen ! Glauben wir an das Gute u.kämpfen wir dafür das es WIRKLICHKEIT wird 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sef Tho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.. Also aus erbguttechnischer Sicht ein Impfstoff für die nicht mehr fortpflanzungsfaehi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ikogruppe so um 80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... Ist scherzhaft gemei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sef Tho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ür Frau Merkel eher unbedenkli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ächste Antworten anse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sa Gün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ider können, oder wollen es die meisten nicht verstehen. Der rationale Verstand, ist durch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orme Dimension der Angst ausgehebelt. Die Macht der Angst, ist auch vielen nicht wirk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wuß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 hat auch kaum eine Chance diese Ängste zu durchbrechen, man wird angepöbelt, 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chwörungstheoretiker beschimpft und bekommt alles "Gute" zu hören, was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ulmedizin doch zu bieten hat, so, als wenn es die letzten Jahre, mit den vielen Skanda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Pharmaindustrie, gar nicht gegeben hätte. Ich fürchte so langsam, dass wir aus die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mer wirklich nicht mehr rauskom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heller Ennov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hab eher Angst vor der Zukunft unserer Ki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sa Gün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heller Ennovy leben wir es ihnen vor, mutig zu sein zuversichtlich. Es gibt so vie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schen die in der Ruhe und in der Vernunft bleiben. Zusammenhalt macht uns stark. A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man versucht, dieses zu verhindern. Wir müssen weg vom ich hin zum wi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z Win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Hunsrück Ja, leider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ulmedizin macht aus einer gesunden Nation ein krankes Vol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zentrum-der-gesundheit.de/schulmedizin-ia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 läuft falsch mit der Schulmedizin 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trum-der-gesundheit.d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rry Pangra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sa Günter fragt sich jetzt wer um was Angst ha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tmar Schul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 China bestimm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xenküchen der Chemiekonzer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tarina von Orani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eber Dr. med. Michael Spitzbart, können Sie das bitte noch ein bisschen genauer erklären, w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RNA Impfstoff die Erbsubstanz beeinflusst also wie er überhaupt dazu kommt, das zu tu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riam Bau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trin Ohlhoff https://m.youtube.com/watch?v=U-Pj-mZ656Y&amp;fbclid=Iw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FeiQenw7kdtNm-nJm1Ny2GxuWxkzFMMbkJxUvx2ZZTEDBmS_PeSkBOFg%22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urobiologin warnt vor MRNA-Impfstoff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riam Bau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trin Ohlhoff ode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youtube.com/watch?v=LfbbikCPoH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Gates und Covid-19: RNA-Impfstoff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udia Kol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 überfällt eine Gänsehaut auf die andere. Danke für die Aufkläru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5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t doch wie bei dem Geoengineering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 B ... Bill Gates hat mit der Cloud das perfekte Versteckspiel gezaub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alia Valuyskik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teile fleißig weiter Damit mehr Menschen sich drüber Gedanken machen können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ffentlich dieses“ Vorgehen“ am eigenen Körper nicht zulas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ke I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alia Valuyskikh ich auch... Werde meistens gelöscht oder es steht... Ein Fehler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getre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alia Valuyskik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, ja, lösch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er alles auslöschen können die nich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ett Ruprech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n muß der Impfschaden auch als solcher anerkannt werden und das war ja auch bei and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fungen schon schw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ett Ruprecht Nur in der Bundesrepublik ist das schwer ... aktuell weiß man nur v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m Bundesland des es bis heute über 22 Millionen an Impfschäden bezahlt h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ett Ruprech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 Naja, das Geld hilft dann ausserdem nicht wirklich weiter. Wenn Erbg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chädigt wird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ett Ruprecht es wird erstmal Zeit das die Genmanipulierten Zutaten verschwind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a Regina Gl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wollten eine Erbgutschädigung verursach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nja Bösebe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 für ihr Statemen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ke Marion Stamp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bt es quellen dazu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rherige Antworten anse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ke Marion Stampy si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ächste Antworten anse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lech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sind a schlimme Zeiten, was dann auf uns zukommt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ffentlich tritt diese Impfung nie in Kraf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a Bond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uch wenn man es nicht wahrhaben möch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thias Jah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gen dummheit kämpfen götter selbst vergeblich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sela Utz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ides geht wohl nicht!? Die Rolle des Teufels hat er schon länger inn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sanne Reiningha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komme mir langsam vor wie in einem Horrorfilm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 Antwor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ka Santiag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ist unfassb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r nochmehr, als über die Profitgier und die Rücksichtslosigkeit und Arglosigkeit der Regierung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7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undere ich mich darüber wie wenig kritisch so viele Menschen dem gegenüber stehen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ka Santiago das wundert mich auch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le Menschen warten schon auf die Giftspritze. Das mit der Angstmacherei klappt supe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 Bill Gates in der Tagesschau sagte, dass die Menschen Nebenwirkungen hinne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üssen, wurde das noch nicht einmal hinterfragt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st vor dem Virus haben die Menschen, aber keine Angst vor der Giftspritz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sela Reutter in Österreich nicht anders... Werde beleidigt und beschimpft bis aufs letz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ich Fakten über Gates sage... Werde von Freunden auf FB gesperrt oder aus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undesliste raus geschmissen... Nur, weil ich meine eigene Meinung hab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 so geht es komischerweise Vielen. Der Mann meiner besten Freundin ma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 auch nur noch a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darf nichts mehr sa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er nimmt gern die Spritze. Er lässt sich ja auch jedes Jahr gegen Grippe impf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nn er meine Giftspritze gleich mitbekomm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sela Reutter traurig... So viel zum Thema Meinungsfreihe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t gewisse diskutiere ich e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mehr. Aber, wenn ich Videos poste... Diese Kommentare, ärgern mich... Meistens ist es e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 weg weil FB die Videos löscht.Ich akzeptiere die Meinungen anderer a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 na toll. Frage mich warum diese Leute nicht ein bisschen nachdenk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kten sagen jzt alles. So blöd kann man ja nicht sein. Wir haben alle Familie... Einfach wei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ken. Wir wollen nur das Beste für unsre Kinder und Famili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Öff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ne Zerlau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 dann kann sie sich ja freiwillig melden für eine Impf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... es werden 50 freiwillige gesuch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elleicht wacht sie d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rsula Rosskamp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schreckende Nachrichten ..... hoffentlch lesen das hier so viele wie möglich .... vielen D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ür diese Information. Schönes Wochenende und liebe Grüsse aus Belgi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8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rsula Rosskamp teilen 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 dann wird es gelöscht... Sobald ich auf meiner Seite Videos von G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te wirds gelös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ider wird immer mehr zensier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Menschen sollen ahnungslos und ängstlich blei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it dann die Impfbereitschaft sehr hoch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rsula Rosskamp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 ich teile alles, was ich hier lese auf meiner Se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a Ander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hön das der Staat für die Impfschäden aufkommen will. Nur müssen dann auch die Schäden 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fschäden nachgewiesen werden. Das ist jetzt kaum möglich, da vieles nicht mit Impfungen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bindung gebracht wird. Das wird sich auch bei der Corona - Impf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ändern. Der /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chädigten haben den Nachweis zu erbringen. Was meint ihr, wie oft das wohl gelingen wird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st euch nicht für blöd verkaufen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kas Pau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"Eines der bedeutendsten Merkmale einer faktenbasierten Weltanschauung ist die Tatsache, d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 jederzeit benennen kann, was es bräuchte, um vom Gegenteil überzeugt zu werden.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o, los geht's, Herr Doktor! Ist ja nicht so schwer. Oder doch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kas Pau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S: Zitat von Nils Picker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lf Hornun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t das jetzt einfach ihre Vermutung oder gibt es dafür eine Quell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a Regina Gleh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nung. Wir warten auf IHRE Beweis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9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rnung. Wir warten auf IHRE Beweis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riam Bau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lf Hornung https://m.youtube.com/watch?v=LfbbikCPoH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Gates und Covid-19: RNA-Impfstoff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riam Baum also ich bin weiß Gott kein Impfbefürworter, aber ist das die beste Quelle, ein 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uten Video Monolog eines Manne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gend Irgendjemand muss das doch mal zu Papier gebracht hab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 https://www.schildverlag.de/2020/05/04/wissenschaftler-und-ethiker-warnenbill-gates-impfstoff-veraendert-die-menschliche-dna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ssenschaftler und Ethiker warnen: Bill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ildverlag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a Diegrub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 für ihre Meinungen ... immer hoch interessant ... GLAUBEN SIE DAS GAR KEINE ZWE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LLE KOMMT?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shi Vlo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a Diegruber 2.Welle...? Die Sommer Corona? Stärken Sie Ihr Immun System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llen Sie Ihren Fernseher auf den Speicher und freuen Sie sich am Leben, Corona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fährlich für alle die ein schwaches Immunsystem und viel Angst vor dem (eigenen) Le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nika Schmi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wird keine 2.Welle kommen weil es keine 1.Welle gegeben hat.Schauen sie sich mal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view mit Prof.Baghdi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a Diegrub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mit dem immunsystem mache ich schon. ... und ich habe kaum Angst ... ja bin Fan v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ghdi ...ich finde nur dass die Krankheit nicht heruntergespielt werden soll ... es gab und gib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e daran ... aber es gab doch kranke und gibt es noch immer an corona ... ist das keine er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lle rishi vlote und Monika Schmitz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 Sab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 kommt man dann auf die gewünschte Erdbevölkerungszahl, es wird wieder mehrere Impfstof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ben, des für die Elite und den für den 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nny Frue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lasse geschrieben! Viele wollen das nicht glauben! Es muss verhindert werd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ta Noa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e weit wird es noch gehen die machen mit uns was sie wol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 Groß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 ja wollen kann man viel, doch der Mensch ist ein Wesen, keine Maschine ,ausgestattet m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tand u es fangen immer mehr jetzt zu denken an! Sieht man doch schon an der grooooßen We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Klagen vorm Verfassungsgericht u ich hoffe ( weiß kann auch wahrsagen wie ein Dr...) es wer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ch mehr mehr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rsten Ludw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 sieht man mal wieder, dass ein Dr. Titel nicht automatisch vor Dummheit schützt. Dafür sollte 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entlich die Approbation verlieren. Warum macht man so etwas? Weil man im Beruf kein Erfolg h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Aufmerksamkeit such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Wölf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ür die eventuellen Fehler im Erbgut wird es dann bestimmt von Zeit zu Zeit ein Update ge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 wir kennen doch unseren Bil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Wölf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einig Ron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ja, irgendwie selber schu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uche es doch einfach mal mit Linux und anderer Open Source Soft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gibt es vielerlei Alternativen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er kostenlos, immer gut und inzwischen auch sehr einsteiger- und umsteigerfreund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fach mal bei Chip runterladen, vom USB-Stick starten und testen und bei gefallen auf 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hner installi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x gesellt sich auch gerne neben Windows auf die Festplatte, erstellt sich eine eige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und ist auch viel weniger anfällig für Vi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Wölf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1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Wölf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einig Ron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ar hab' ich gedacht, dass Du das jetzt von mir zum ersten Mal hör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en guten Tipp doch bestimmt schon längst umgesetz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MEINER Firma läuft Linux jedenfalls a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, sonst hättest Du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Wölf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einig Ron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rigen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, das hörtest Du sehr wohl das erste Mal von m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sanne Krägeli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ser Gedanke macht mich wahnsinnig... Ich will diese Impfung nicht... Ich hoffe das wir u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gegen wehren kö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ris Buteo Sitar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 danke danke für die wertvollen Inf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Die aus einem „Arzt“ Munde hoffentlich auch den ein oder anderen schlafenden mehr errei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..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bt es zu den Plänen auch Links, wo man das nachlesen kann, die genetische Veränderun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die geplante Impfpflich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r keine Youtube Videos.. Damit man das auch Jemand belegen kann, was geplant ist. Fin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ja auch erschreckend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 Ferl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eso genau keine Youtube-Videos? Die namhaftesten Wissenschaftler wählen jetzt die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g der Information. Weil vieles in den Mainstream-Medien nicht mehr vorkommen darf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Und es sind dabei dann sehr oft auch weitere Quellen verlinkt.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 Ferlin viele haben keine Lust, sich 10 Minuten mit einem oft langatmigen Video 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Ohren zu schlagen. Ich auch nicht. Will kurz und prägnant Fakten lesen mit Quellen,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 anklicken kan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 Ferl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 Sorry, aber wie wär's mit selbständigem Recherchieren? Wenn Sie das al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schreckend finden, sollte ja Interesse vorhanden sein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ich ein Youtube-Video verlinke, dann deshalb, weil ich es für informativ und seriös find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meist Quellen dabei si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2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d meist Quellen dabei si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ry, mehr "Service" geht nic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probiere es trotzdem noch einmal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youtube.com/watch?v=LfbbikCPoHk&amp;t=81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Gates und Covid-19: RNA-Impfstoff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er tummeln sich doch neben Dr. Spitzbart viele Insider, da hat man doch den einen o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eren Link gespeicher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habe mich mal auf Vitamin C Infusionen gegen Corona spezialisiert und einige Artik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ammelt. Bei einer Frage dazu würde ich nicht schreiben google mal selber, sondern mit dre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cks die Artikel rein kopieren. Wenn welche da sind natürlich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 den Doktor mal angeschrieben, der kennt sich bestimmt au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il Horrowitz er hatte darüber berichtet, aber ich weiß was Du meinst. So schnell geht das m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gebnissen in Studien nicht, aber sind mehrere am Laufen. Alles aber in Englisch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nypost.com/2020/03/24/new-york-hospitals-treating-coronavirus-patients-withvitamin-c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ailymail.co.uk/health/article-8067189/Chinas-doctors-racing-Vitamin-C-beatcoronaviru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York hospitals treating coronavirus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post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il Horrowitz https://www.pressenza.com/de/2020/04/hochdosiertes-vitamin-c-zur-p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ention-und-behandlung-von-covid-19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chdosiertes Vitamin C zur Präventio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senza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 Ich habe beim googeln diesen relativ leicht verständlichen Bericht gefunden. Ha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hn mir abgespeichert und hoffe, dass andere dazu etwas zusagen haben https:/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ww.schildverlag.de/2020/05/04/wissenschaftler-und-ethiker-warnen-bill-gates-impfstoffveraendert-die-menschliche-dna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ssenschaftler und Ethiker warnen: Bill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ildverlag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Hunsrück hmm, die Quelle Schild Verlag ist suboptimal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Schild Verlag ist ein deutscher Verlag mit Sitz in Elbingen Das Verlagsprogramm hat sei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3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r Schild Verlag ist ein deutscher Verlag mit Sitz in Elbingen. Das Verlagsprogramm hat s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erpunkte in den Bereichen Verschwörungstheorien, Esoterik und Impfkritik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e.m.wikipedia.org/wiki/Schild_Verlag_(Elbing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ild Verlag (Elbingen) – Wikip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.wikipedia.or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il Horrowitz kann sein, heißt es derzeit auch bei allen ca. 100 Impfstoff Projekten ge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ona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amin C intravenös ist übrigens nicht neu, das kann man sich bei Heilpraktikern spritz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sen, gibt natürlich bestimmte Obergrenze, wie überall. Ansonsten sind bei Vitamin C k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benwirkungen außer Durchfall, der natürliche Schutz vor Überdosierung, bekannt be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len Men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 Ja, den Wiki Eintrag hatte ich schon gelesen, deshalb hoffe ich ja, dass and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was zu diesem Impfstoff sagen kö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ürgen Ko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mm, schade, keine Quell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no Hüsey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kenne bill Gates persönlich. Er meint es nur gut mit uns 6,5 Milliarden Mensch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n die übrigen 500.000.000 werden überleben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lfi Golf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üseyin Akoglu https://www.mimikama.at/allgemein/bill-gates-center-for-global-humanpopulation-reduction-fak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Gates' "Center for Global Huma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annes Aistleit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üseyin Akoglu dann hoffe ich für dich, dass du nicht bei den ersten 6,5 Milliarden dabei b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te keine Angst zeigen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no Hüsey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annes Aistleitner im Alphabet komme ich ganz am Anfa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4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annes Aistleit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üseyin Akoglu na dann! Hast sehr viel Glück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ny Maggior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üseyin Akoglu Wozu braucht Gates soviel Platz auf der Erde? Will er Eisenbahn auf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dkugel spiel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a-Haynalka Scha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ny Maggi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isabeth Köves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lche Leute wer von Dr Spitzbart Beitragen „lächerlich,übertrieben, usw halten,sollen Sie einfa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lesen! Das ist kein MUSS!!!!Vielen anderen Menschen sind freuen sich darüber,und hal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ch seine Beiträge sehr interessant und informativ!!! Herr Doktor nur weiter 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id Kli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isabeth Kövesi wie kommt ein halbwegs gebildeter Mensch, wie Dr Spitzbart auf die Idee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s jemand, der sein Geld den verschiedensten Wissenschaften und Forschern in al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öglichen Bereichen, mittels Impfstoff die Welt beherrschen will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l Spitzbart Impfgegner sein, ok, ist sein Recht, aber ist es sein Recht als Wunderwuzz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zutreten? Übernimmt er die Verantwortung für Menschen, die durch ihn zu Scha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mmen, weil sie durch seine Meinung in ihrer Entscheidung beeinflusst wurden? Nei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nimmt er nicht,,weil er ja nur seine Meinung kundtut, aber keine Empfehlung abgib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der soll an seinen Guru glauben wie er mag, dann aber auch Verantwortung für die Fol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nehm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isabeth Kövesi doch, sie sollten die Beiträge lesen. Das ist Aufklärung und regt ja vielle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m Nachdenken a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id Klima wer übernimmt den Schaden nach einer solchen Impfung? Nur der Geimpfte.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er Schaden ist so weitreichend. Davon haben Sie offenbar noch nie gehört. Bitte informi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 sich bevor die Nadel in ihren Körper ge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id Kli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 und wer übernimmt den Schaden bei Nichtgeimpften? Der Steuerzah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 die Ärzte, die Krankenkassen, die Spitäler...sie können sicher sein, dass es wesent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hr Geschädigte durch das nichtimpfen gibt, als umgekehrt! Ein paar Beispiel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nderlähmung, Röteln Pocken, Keuchhusten, Diphterie...ich hatte in mei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wandtschaft Nichtgeimpfte mit ihren Folgeekrankungen und mich und andere, die ge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 das geimpft wurden! Und würde es eine Impfung gegen Krebs geben, wäre ich vielle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5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cht daran erkrank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id Klima dich wird keine Impfung retten. Dich kann nur retten, dass du dich umfangre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ormier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bin vor 4 Jahren an Brustkrebs erkrankt. Nach der OP (Brust komplett entfernt) bekam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nen weiteren Fahrplan an die Hand. Chemo, Bestrahlung und Hormontherapi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habe das erst einmal alles abgelehnt und mich ganz in Ruhe umfangreich informiert. B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n auf viele fragwürdige Dinge zur Chemotherapie gestoßen und habe mich dage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schieden. Ich bin heute kerngesund und werde es nicht zulassen ein Millardengeschäft a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sten meiner Gesundheit zu unterstützen, in dem ich mich impfen lass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bin kein strikter Impfgegner, aber ich schaue genau hi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im aktuellen Impfvirhaben sehe ich einen Skandal, der viele Menschen krank ma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nicht sogar töten wir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ist meine Meinung und wer sich impfen lassen will, kann das ja tun. Ich weigere m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gen den Zwang oder die Erpressung zur Impfu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id Kli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bin 1981 das erste Mal 1981 an Krebs erkrankt..mittlerweile das dritte Mal...ohne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n ihnen verachteten Maßnahmen zur Therapie, wären meine Kinder Wai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orden...heute bin ich 60 und erneut erkrankt und weil ich auch diesmal überleben will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de ich wieder zu den bei mir erfolgreichen Therapien greifen. Weil ich Alleinerzieg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 und keine Verwandtschaft hatte, habe ich mir 2011 meinen Brustumor in ei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gesklinik entfernen lassen, damit meine Kinder nicht ins Heim mussten. Zur weit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handlung bin ich täglich ins Spital gefahren...Ich denke ich weiß wovon ich rede, we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der Meinung bin, dass mehr Leben gerettet werden, mit den "herkömmlichen" Metho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 durch die der Wunderheiler...etwas was mein ExMann übrigens auch ist...ein Esoterik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Lichtheiler, Aurawiederhersteller und anderer Scheiß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der mich fast ins Grab bracht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 das ist unglaublich, utopischer Science fiction und hat mit Aufklär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haupt nichts zu tun! Zu dem ist es überaus gefährlich, weil immer mehr Leute lieb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chen Theorien glauben schenken, als selbständig zu denk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verstehe nicht, was Sie mein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 ok, hier mal echte Aufklärung. Vielleicht verstehen Sie ja dann, was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627414427503117&amp;id=100007037564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etzt verstehe ich. Der Tagesspiegel, die neue Fachliteratu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 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h l b i h l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 b 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d 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6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.ich glaube, ich sollte auch mal nen YouTube-Kanal aufmachen und dor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 selbst ernannter Experte, für Aufklärung sorgen. Scheint ja bei vielen glaubhafter zu sei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ich dort von Außerirdischen berichte, die die Erde übernehmen wollen, ob die mir d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ch glaub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Sie werden noch staunend eines Tages aufwa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.das große Erwachen wird kommen, aber erst nächstes Jahr, nach 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hlen! Aber dann ist es zu spä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es ist nie zu spä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du und YouTube? Besser nicht, es sei denn du möchtest Andere belusti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 ....nein, dafür sorgt schon dr. Spitzb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ffe nur, dass Typen wie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hre Rechnung dafür griegen werden. Ich meine, der Art böse Anschuldigungen und d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nz ohne Beweise? Das ist Rufmord ohne Ende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sieh du dir weiter ARD und ZDF und wie sie alle heißen, an. Die sagen dir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 die Wahrheit zu finden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laf g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 das ist doch völlig krank! Schlaf auch gut. Ich hoffe, du hast nicht all z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limme Träume bezüglich Bill G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sag mal, hast du Langeweil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7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id Klima ich verachte die Chemo nicht. Habe nur einen anderen Weg gewählt, weil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itisch war. Pun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id Kli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da lob ich mir Dr Eckehart von Hirschhausen...hat im Februar einen Vortrag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Med UniWien gehalten...egal wann er sich zu Wort meldet, selbst auf der Bühne, wird er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lehrend oder auf wichtig machen. Es müsste mehr von seiner Sorte, so wie a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Dr.Johannes Huber und weniger ala Spitzbart geben, dann wären wir in echt guten Händ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id Kli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 ist Spitzbart nicht mit Hamer befreundet....diesem Wunderheiler, des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g schon Tote, darunter auch Kinder, pflastern? Na jetzt versteh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 Flai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ist echt zum aus der Haut fah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del EW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„Faktenchecker“ waren wieder unterwegs. Hier und bei 2.316 weiteren Accounts „gekennzeichnet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mi Ka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s heißt das genau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tt Ha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i mir hat die Zensur ebenfalls diesen verlinkten Beitrag für andere unlesbar gestell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rol L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ke nicht das die dumm sind im Gegente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 geht denen nur um gier, macht und Profi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schen le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eiss eg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ich jetzt auch schon mehrmals gelesen habe zwecks Staat muss für Schäden aufkommen we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 es nachweisen kann das es die Impfung verursacht ha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 bringt mir die Kohle wenn ich KRANK bi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8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tharina Cleme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s man das und ob überhaupt nachweisen kann, ist man schon zerfressen , Opfer sind Op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haben selten eine Chance..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is Horva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t jemand papers.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 C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hnen sollten man unwiderruflich den Doktortitel entzieh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ven Heinz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so den letzten satz kann ich unterschreiben zumindest auf den post hin. Unglaubwürdiger geht 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mehr. und nein es ändert nichts daran das da DR. vor dem namen steht, denn das scheint j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her lotto gewesen zu sein. oder ist da jemand wieder fachfremd unterwegs? aber egal solange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icks da sind macht es ja nciht wenn menschen ster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x Hoff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e dumm kann man nur sein ?? Oder steckt was anderes hinter der politischen Unterstützung?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wi Weiß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ll Gates spielt nicht Gott, er ist Gott (Eugeniker)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tta Hart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ist unfassbar und es gibt Menschen die warten schon sehnsüchtig auf diesen Impfstoff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rück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han Okum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ser Impfstoff wird bestimmt nur bestimmten Bevölkerungsgruppen verabreic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sanne Schmid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han Okumus was schlimm genug wä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9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nna Jona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s haben unsere Regierung dav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jörn Pardau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" Wie dumm kann man nur sein....?" Eine berechtigte F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ggi Kitt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verstehe einfach nicht, warum der nicht gestoppt wird? Schnallen das die Politiker nicht, wor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 geh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fija Supu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ggi Kittel Weil er alle finanzier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a Schmid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 die neue Weltordnung kommt.. so wie es aussieht mit einer Gesundheitsdiktatur 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si Woop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werde mich nicht Impfen lassen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Fisch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uf keinen Fall Impf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thias Hagedor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llo Herr Dr. Spitzbart, Sie haben bestimmt einen Punkt, aber warum kennen Sie in der Krise n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arz und weiß? Neben gut und böse gibt es bestimmt auch eine Menge Richtiges, Falsch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Umstrittenes. Warum haben Sie nicht mehr als zwei Schublad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xander Schenber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ch jetzt wacht ihr auf? Wo wart ihr als dieser irrwitzige Virus durch die Medien gegangen is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htig ihr wart alle brav zuh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a Regina Gl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Kinder bekamen Schulbesuchsverbot. Was hätten die tun sollen? Zuerst einzel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gmatisiert als mutmaßlich Infizierte. Was hätten die tun sollen? Besser alle einsperren. O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0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hieß 14 Tage Quarantäne. Dann gab es Verlängerungen. Androhung von Strafen 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izeiÜberwachung. Anzeigen. Was macht man da? Sich am Hauptplatz hinstellen u 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zelner laut schreien " So nicht!!!!"??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Kei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 wundert wie viel Experten es jetzt auf einmal gibt,man hat von den meisten vorher nie et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hör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nd Pelz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nn ich zwangsgeimpft werden soll, von wem das Zeug auch immer kommt, gebe ich den P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fürchte, dass wird (fast) auf der ganzen Welt passi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thias Hohenste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lassischer Fall von Größenwahn.. Wie Elon Musk etc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lette Fueglister He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, er will. Er weiss alles besser und hat nichts aus seinen Fehlern aus der Vergangenheit gelern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el Strohma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lette Fueglister Hess welche fehler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lette Fueglister He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el Strohmaier Indien? Afrika? Ausser, es war so gewollt... Dann war es natürlich k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h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el Strohma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lette Fueglister Hess da ich mich mit so leuten absolut nicht beschäftige, habe ich k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hnung was dort passiert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um auch meine f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1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el Strohmaier dann solltest du das jetzt vielleicht mal tun. Es geht um sehr viel. Oder ist 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r egal, was nach einer solchen Impfung mit dir, deinen Kinder oder Enkelkindern, wenn es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n überhaupt noch gib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er geht es um ein Verbrechen an der gesamten Menschhe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 habt ihr denn das ausgegraben?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bt's auch Beweise für diese Behauptung?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lvie Schob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s dieser Größenwahnsinnige vorhat ist schon lange 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bt aber doch genug die förmlich nach einer Impfung schrei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i-ta Baschwi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be mich noch nie gegen Grippe impfen lassen, dann auch jetzt nic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ist der größte Sch..... den ich seit langem gesehen habe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m beim Lesen keine Zweifel des Textes aufkommen, scheint die Kontrolle über s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hirnzellen verloren zu ha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te dementsprechend den nächsten Arzt aufsuchen und euch für „unzurechnungsfähig“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mit nicht geschäftsfähig erklären lassen, damit ihr bei den kommenden Wahlen nicht wäh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önnt. Dank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ris Mayerho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 und der Hr. DR. hat die Impfung schon getest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ris Mayerhofer er scheint aus der Zukunft zu kommen. Ich brauch auch nen DeLorean.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ke Schi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J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2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Lett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etzt mal ernsthaft: glaubt ihr wirklich, dass jemand, der mit einem Impfstoff die gesam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schheit kontrollieren will, es nicht schafft, alle "Aufdecker" aus dem Netz zu verbann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 Antwor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anca Knu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youtube.com/watch?v=ZihDXMq3l7U&amp;fbclid=IwAR1D9_Fse6kBjy72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EV_FIejSI_G01GhBv0RCsZdM8gUz2wyfg2utG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Gates ehemaliger Arzt sagt, d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is Mo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glaube nicht, dass wir oder wer auch immer dumm ist, ok, manche schon, viele nicht. Ich glaube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s der Mensch im allgemeinen sehr unbewusst ist und reglementiert handelt, wir in einer gottlo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ellschaft leben. Und, dass B. Gates nicht Gott spielen will, sondern er und mit ihm viele andere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tpositionen glauben, GOTT ZU SEIN. Das ist um vieles gefährlicher - sogenan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äsarenwahn. Gefährlich deswegen, weil die Vertreter dieser krankhaften Machenschaften nicht nur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ropa, sondern global bis in die kleinste Ritze in unserem System „Welt“ positioniert sind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fluss auf uns nehm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e.m.wikipedia.org/wiki/Cäsarenwahnsi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äsarenwahnsinn – Wikip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.wikipedia.o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gi Kitt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bitchute.com/video/xFPf1xoSH7rb/#disqus_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chut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üdiger Ster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gH Dr. Spitzbart, lassen Sie sich bitte nicht Ihr Recht auf Meinung verbieten. Machen Sie bit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ter so, besser noch wäre, Sie schließen sich mit anderen Kapazitäten zusammen, die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ma genauso sehen wie Sie. Nutzen Sie die gemeinsame Stimme und überzeugen Sie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itiker, nicht noch mehr unnötige Angst zu verbreiten. Meine Stimme haben Si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der habe ich mittlerweile das Gefühl, dass jeder der gegen den Mainstream argumenti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3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mer in eine Ecke gedrängt wird und am Ende seine Meinung nicht mehr äußert und das fin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nicht gut. Deshalb sagen Sie bitte weiterhin Ihre Meinu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kas Pau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würde vor Lachen ja am Boden liegen, wenn mir nicht das Geimpfte aufgehen wür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lleicht Mal ein wenig recherchieren? Das m in mRNA steht für Messenger, dh das ist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"Botenmolekül". Dieses wird nicht in das Erbgut eingebaut, sondern in der Zelle ganz natür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gebaut. Das ist auch das größte Problem bei dieser Impfstoff-Art - dass die mRNA abgeba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rd, bevor das darin kodierte Protein zur Virusabwehr erzeugt werden konnt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a We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kas Paul ich würde Ihnen raten zu recherchier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gitte Aschau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kas Pau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lfgang Kra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a W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hen ihre Recherchen zu dem Thema etwa anders a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kas Pau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arbeite mit mRNA seit 25 Jahren. Ich kann Ihnen gerne meine Sicht belegen, ab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ssenschaft ist ein offener Prozess. Wenn Sie also wissen, wie ein mRNA Impfstoff sich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DNA integriert, spitze ich gerne meine Ohr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len Ottens-Berg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ngsam erhärtet sich in mir der Verdacht, dass das Virus absichtlich freigesetzt wurde, um davon z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tier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tsamerweise fand am 18. Oktober 2019, also kurz vor Beginn der Pandemie, eine CoronaPandemie-Simulationsübung statt. Beteiligt waren unteranderem Mitarbeiter einer chinesis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undheitsbehörde, die CIA und die Bill-und-Melinda-Gates-Stiftu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eutsche-wirtschafts-nachrichten.de/503951/Event-201-Eine-sonderbare-PandemieUEbung-kurz-vor-Ausbruch-der-Corona-Kri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freewiki.eu/de/index.php?title=Event_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„Event 201“: Eine sonderbare Pandemie-Ü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utsche-wirtschafts-nachrichten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nn man das auch irgendwo frei les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4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tta Knüpp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. med. Michael Spitzbart Wo kann man eine Quellenangabe finden, für Informationen über 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fstoff und der Erbgutveränderung? Und der Testungen? Dank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tta Knüppel darauf wirds wohl keine Antwort geben, die Fakeseite muss erst erstel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rk Ladenber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ines ist doch wohl klar, Herr Gates hätte es viel einfacher gehabt, Milliarden zu verdienen ,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konnter Mausklick und alle Rechner der Welt mit Microsoft System wären zum Erlie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kommen, weltweit wäre nichts mehr gegangen!! Davor sollten wir viel mehr Angst haben, als v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gendwelchen "Zwangsimpfungen" die so gar nicht ansteh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Raupa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rk Ladenberger Welches Problem hätten wir dann Ihrer Meinung nach? Wären Sie oh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s nicht mehr in der Lage auf's Töpfchen zu gehen? Sehr bedenklich.......... Mit d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dächtnis hapert es bei Ihnen gewaltig. Vor 25 Jahren war das meiste noch analog. To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grid Bier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Raupach Welches Problem haben Sie eigentlich , dass sie persönlich angreifen 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n Sie nichts besseres zu tun ? Schaut so aus 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a Schmid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ute wird gerade die Befreiung von Nationalsozialismus gefeiert 75 JAhre befreiung von Naz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ktatur - und jetzt ? wiederholt sich die Gechichte gerade wieder ? kommen in einem neuem Gew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gleichen Geister wieder? so wie es aussieht kommen wir nähmlich gerade in e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undheitssozialismus , eine Gesundheitsdiktatur, die uns per Zwang vorschreibt was gema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den MUSS, und alles kommt per Zwang und Anordnung. Obwohl man direkt nach dem Verbre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45 doch einen Nürnberger Kodex beschlossen hat- also nie wieder Experimente, nie wieder Zwang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s was kommt soll nur noch mit freiwilliger Zuzstimmung geschehen.... - dieser Kodex soll do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5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hindern , dass so ein oder änliches Verbrechen nie wieder passiert..... .......https:/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.wikipedia.org/wiki/Nürnberger_Kod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ürnberger Kodex – Wikipedia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.wikipedia.o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cole Hans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a Schmidt das Gefühl hab ich auch schon ne Weil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a Schmid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cole Han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J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cole Hans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a Schmidt man kommt sich vor als hätte man „rechts“ gewähl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lche Partei regiert noch mal das Land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rmann Roter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ter Wein in neuen Schläuchen - oder: Geschichte wiederholt sich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wei alte Sprichwörter die jetzt aktueller den je si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Me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a Schmidt wäre das nämlich nicht mit „h“ geschrie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ika Lag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ür mich eine legale Körperverletzung an der gesamten Bevölkerung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 Politiker und Befürworter sollten verpflichtrt werden, sich als Testpersonen herzugeben!... oh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zichtung von Geschlechtsverkehr ohne Verhütung!!!... diese Erbinformation sollte bei einigen e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leunigst verändert werden, bevor sie wieder weitergegeben wird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er Timmerman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in paar Fra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her haben Sie ihre Information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tten Sie Einsicht in ein Strategiepapier von Bill Gate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tten Sie Einsicht in ein Strategiepapier irgendeiner Regierung auf dieser Wel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 hätte Bill Gates dav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n Sie Informationen von irgendwelchen renomierten Institut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er Timmermanns WHO , Harvard... Alternative Medi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6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Kog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er Timmermanns wad hätte Bill Gates davon?!?! GELD !!!!!!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er Timmerman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. Hatten Sie Einsich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J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er Timmerman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Kogler. Hat er das gesag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Kog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er Timmerman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h mein Gott... meine Energie ist mir zu schade ... sorr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er Timmermanns Bill Gates: einmalig 4,6 Mio. für den «Fund for Innovative Climate 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rgy. Research»52. US-Regierung: 100 Mio. für Forschung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fach mal vernünftig aufklären lass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theguardian.com/environment/2012/feb/06/bill-gates-climate-scientists-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oenginee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Gates backs climate scientists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guardian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 Ferl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tte anschauen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youtube.com/watch?v=LfbbikCPoHk&amp;t=81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 Informationen sind im Anhang verlinkt - z. B. also auch B. G. vor laufender Kamera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Gates und Covid-19: RNA-Impfstoff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er Timmerman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Kogler. Danke für Ihre Information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o Brei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rum suchen sie nicht selber danach? "Bill Gates RNA Impfung" googeln, und sie erhal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 Infos dazu. In Textform oder Videos. Man findet z.Bsp. sofort ein "Werbevideo" von Gates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 bei der Welt lief. Dort erklärt er die verschiedenen Impftypen und 7 Mrd. Menschen z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fen. Und ja, er sagt dort nicht, dass der RNA Impfstoff der Gewinner ist. Das erfährt 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 den weiteren Artikeln zu Biontech, die bereits große Fortschritte der neuen RNA Impf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7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eicht haben. In Biontech hat die Gates Stiftung erst im Herbst 2019 50 Mio. investerier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äter auf 100 Mio. erhö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ber recherchieren bringt weit mehr, als immer nur nach Quelle zurufen. Man braucht n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 Geld folgen, dass Gates überall verteilt hat, und schon ergibt alles einen Sin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xandra Kopold-Schü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 Ferlin super sachlich erklärt, danke fürs tei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cole Liss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o Breite richt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chwörungstheorien wohin man schaut. Ihr habt doch nicht mehr alle Latten am Zau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 Nicht gleich so abwertend, Herr Müller. Vielleicht nehmen Sie sich mal ein pa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uten und recherchieren mal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rass: Ersetzt man fast alle Buchstaben von Corona durch andere und fügt noch einige hinzu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mmt "Illuminati" heraus. Zufall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 Wenn ich sehe welche Weisheiten und angebliche Wahrheiten hi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herchiert wurden und als Tatsachen manifestiert werden, dann packt mich das Graus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 weil der Herr sich Dr. med nennt und schon einige Veröffentlichungen hinter sich ha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ißt es noch lange nicht, daß es die Wahrheit ist. Jeder glaubt was er gerne glauben will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verlasse mich lieber auf meine Intuition und nicht auf das Geschwafel irgendwel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eudowissenschaftler die mit ihren Theorien Angst verbreiten, und somit gefährlicher s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 das Virus selb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habe ferti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 Das ist Ihr gutes Recht. Jeder kann doch seine Meinung haben und vertret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r glauben Sie mir: es gibt sehr viele Menschen die hinterfragen und sich kund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en. Es gibt einige Virologen und Epidologen die man durchaus anhören sollt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, hinterfragen ist ein gutes Stichwort. Es gibt in den Sozialen Medien Zu Viele,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llen Thesen und Behauptungen auf, basierend auf irgendwelchen obskuren Quelle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Sie dann hier an den Mann bringen. Leider fallen sie hier auf sehr fruchtbaren Boden.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diese Saat aufgeht dann passiert genau das was zur Zeit an Manchen Stellen los ist 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8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nn diese Saat aufgeht, dann passiert genau das was zur Zeit an Manchen Stellen los ist. 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den Menschen angegriffen, Kamerateams zusammengeschlagen, sprich es kommt z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rchi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 Ja, da gebe ich Ihnen recht. Sie sprechen von den eigentlich friedli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s... es gibt immer Solche und Solche! Leid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 zum Thema Recherch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tagesschau.de/faktenfinder/feindbild-gates-101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then zum Coronavirus: Gates als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gesschau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 Leider sind ARD u ZDF für mich nicht objektiv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schaue gerne andere Informationskanäl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auen Sie mal auf Youtub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 Quelle: NTV: aktu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santes Lob der WH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Bewertung von Schwedens liberalem Weg ist gleichwohl für die politis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Öffnungsdebatten in vielen anderen Staaten - auch in Deutschland - von großer Bedeutu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n wenn Schweden es mit weiträumiger Offenheit relativ gut durch die Krise schafft, feh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cher Regierung nicht bloß die Legitimation für fortgesetzte Kontaktsperren, Grenz-, Schulund Geschäftsschließungen. Auch rückblickend erscheint dann die Lockdown-Strategie 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ch, fordert sie doch vielerorts einen sehr hohen Preis wirtschaftlichen und sozia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aden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s nun die Weltgesundheitsorganisation (WHO) den schwedischen Weg ausdrücklich lob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 daher politisch für viele Regierungen Europas brisan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na Bullin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 so sehe ich das auch, wir können froh sein, das unser Land nicht so h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roffen wurde. Ich glaube auch nicht an die Zwangsimpfung. Manche Leute drehen langs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ht durch. Wahrscheinlich ist die Dunkelziffer der Corona Infizierten doch sehr hoch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lleicht ist Massenhysterie ja eine Spätfolge davo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 ja gut, wenn die privaten objektiver sind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 Dieser Bericht fiel mir grad zu!!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nz ehrlich: es würde hier jetzt zu weit führen!!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9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 lassen wir es gut sein. Bleiben Sie gesu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k Müller Danke...Sie auch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liver Demirta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denke, dass ist der Grund. Die Veränderung des menschlichen Genom. Wie kann 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eichen, dass Menschen sich impfen lassen? In dem man einen Virus kreiert und eine weltwe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nik generiert. Covid 19 als Test, und dann wird es ums Eingemachte gehen. Der Mensch wi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ch nicht mehr fortpflanzen sondern er wird je nach Bedarf produziert. Natürlich ist die sogenan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te aussen vor. Wir dürfen diese Impfung nicht zulassen. Gegen Grippe kann man sich ja au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t geraumer Zeit impfen lassen. Sinnvoll oder nicht spielt erstmal keine Rolle. Aber das ist no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e Pflicht gewesen, da umstritten. Jetzt kommt der 2. Lauf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urat Baba Gun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ine Forderung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deutschen Grundgesetze müssen dringend folgendermaßen erweitert werden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Ein Paragraph der klar stellt, das hierzulande eine Impfpflicht sowie Ausweis mitführpflicht fü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er Verboten ist, sowie eine strafrechtliche Verfolgung für alle die es auch nur wagen, 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fpflicht einführen zu wollen 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ch muss mit einem weiterb Paragraph, verhindert werden, dass Land und Bund jemals wie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die Wirtschaft dermaßen einzugreifen zu können und Unternehmer zu zwingen Ihre Geschäf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 schliessen! Wir sind alle können Verantwortungsbewusst selbst handeln und uns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tmenschen mit Worte zu einer notwendigen Handlung bewegen! Die meisten würden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in aus Ihrer Pflicht der Fürsorge mach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 tat auch mein Chef! In dem er mit Arbeitszeit reduzierung bei gleichbleibender Bezahlung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mussten wir nur 6 der statt 8 Stunden arbeiten! Zudem hat er bereits mitte/ende Februar, a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t erhöhtem Risiko von uns anderen getrennt! Hat jedem Mitarbeiter zusätzlich, 2 Mund-Na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ut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anoschutz Silber-Einlage, waschbar) geschenkt! Ohne das irgend ein Amtsbüro ih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isch zu etwas gezwungen ha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mein Chef ist kein Samariter falls das jmd glaubt! eher der Typ, Hart aber Fair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sere Regierung ist nicht Fair! Sie behandeln uns wie Kleinkinder, von der Sorte sch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ziehbar! Uns wird nicht zugehört! nicht mit uns gesprochen! uns nicht auch nur in Ansat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holfen! Einzig drakonisch diktatorische Verbote mit direkten Bußgeld und Strafverfolgung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 von euch fühlt sich bitte nicht so? aktuell seit Beginn der ganzen Corono Scheiß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t mit uns diese Krise anzupacken! versucht die Regierung sowie deren Fachberater die a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 Schnitt über 65 + Jahren sind und somit auch mit erhöhtem Risiko bzgl. Corona um Ihr le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st hab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 mal eine These wäre unsere Regierung überwiegend im Schnitt 25 - 50 Jahre Jung/Alt. 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re sicherlich nahezu alles anders verlaufen wie es eben nun is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 doch auch so, das mit steigendem Alter auch die Angst sowie die Vernunft stärker werde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chen zu machen, die man sich als junger Mensch noch getraut hätt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J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ana 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ist erschreckend was sich in Deutschland abspielt. Zum Glück wird jetzt viel aufgedeck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essant auch was der japanische Professor Dr. Tasuku Honjo und der Weltärztepräsid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gomery zu sagen ha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lga Kienle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ana Ma Nicht nur in Deutschland, auf der ganzen Welt! SCHAUT AUF CHINA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Ko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zitiere unsere Nationalhymne : Einigkeit und Recht und Freiheit für das deutsc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terland...Ich glaube unsere Politiker müssen alle nochmal die Schulbank drücken. Vielle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tehen Sie dann den Inhal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bi Patitsi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Koller jetzt die Hymne..Einigkeit und kein recht auf Freiheit....die Hymne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ledigt...lügen und tr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 Kle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hr gut erkannt. Der gute Bill Gates ist gewissen Wahnvorstellungen erlegen, aber er wird dam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rchkommen..Die Medien, die Regierungen und fast die gesamte Bevölkerung hat er auf sei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te. Jetzt heißt es nur abwarten, was als nächstes passiert. Das Spiel hat erst begonnen.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 wohl der erste von vielen Shutdowns (Wellen)..Das Spiel geht jetzt schon in die näch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de: Jetzt geht es um die Infiziertenzahlen pro Quadratmete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 Klein wer derzeit an Wahnvorstellungen leidet sind eindeutig 3,4 C Promis hier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utschland. Haben wohl alle zusammen das falsche Kraut geraucht oder zuvi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enochro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 Klein Ich hoffe und wünsche, dass er nicht in die zweite Runde kommt. So langs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bt es in Berlin auch Stimmen die "zweifeln"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usko Bozan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 hauptsache die Richtigen können was bewegen wird allerhöchste Zei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 hauptsache die Richtigen können was bewegen,wird allerhöchste Zei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dja Le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act Magazin - wer gibt Ihnen Geld? Wieso lassen Sie sich als seriöser Mediziner mit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hten Desinformationskampagne ein? Bekommen Sie da Applaus? Ich verstehe das nicht, S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tieren doch als deutsche Mediziner von unserer stabilen Demokratie. Oder haben Sie so wen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ormationen über das politische Weltgeschehen und die Zusammenhänge, dass Ihnen "da nichts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fäll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Schwör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 ist das leider wenn einem das viele Geld zu Kopf steigt.... Wenn man so viel Kohle hat, hat 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gut wie keine richtige Freunde mehr, wenn man sich alles kaufen kann wo bleibt dem der reit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 Leben. Man hat ja gar keine Realität mehr.... Dann kommt mam auf solche dummen Gedank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wass sollte aufgehalten wer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rina Fors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pfung nur über meine Leich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s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, die jetzt so rumschreien sollen sich doch selbst impfe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rina Forster bitte einmal die Statistik ansehen zu der Ausrottung der Maser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l viele hier in DE zu blöd sind ihre Kinder zu impfen haben wir immer noch Fälle,... v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 Folgeschäden ganz zu schwei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kann es mir nur damit erklären, dass es den Menschen hier in ihrer Blase einfach zu g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ht und das Hirn bereits seit Jahren auf Sparflamme läuft,.... Dass man jetzt Zeit h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enständig zu Denken überfordert leider viele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etze zu Lesen UND Verstehen ist vielen leider auch zu hoch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Bend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 wenn man deine Posts so durch die Bank liest, bestätigt es m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hr und mehr, dass ihr Deutschen eure "Mutti" Merkel mehr als verdient habt. Sie hat 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nen kürzester Zeit geschafft die DDR auszuweiten, aber ihr huldigt sie auch noch.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m Schluss noch eine Feststellung: Sprich nicht anderen etwas ab, wenn du selbst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it ausgestattet b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Bendl Erstens ich bin nicht gebürtiger Deutsche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ZWEITENS: Hast du gerade allen Ernstes als Österreicher unsere Politiker schle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mach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 im Glashaus sitzt, sollte nicht mit Steinen werfen 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ke für den grössten Massenmörder aller Zeiten .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Bend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 wie ich es in meiner Feststellung geschrieben habe auch bei d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2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 wie ich es in meiner Feststellung geschrieben habe, auch bei d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ährt der Aufzug nicht bis ins oberste Geschoß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Bendl na Gott sei dank, vielen Dank für die Info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tzt kann ich mich endlich den Reichsbürgern anschließen.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rina Fors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 Sie dürfen sich gerne impfen lassen. Ich bin der Meinung das soll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der für sich selbst entscheiden. Wenn Sie sich fürs Impfen entscheiden brauchen Sie j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ch keine Angst vor den (zu blöden) nicht geimpften zu haben. Ich vertraue auf m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unsystem, wenn das nicht so intelligent wäre, wär die Menschheit schon lan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gestor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stavo Don Geronim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rina Forster Richtig. Und wenn es eine anständige Studie dazu gibt,... wird es wohl 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mm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denke nicht, dass es die westliche welt sich leisten kann ganze Bevölkerungen zu Krüppel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 machen das muss schon Hand und Fuß hab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es wird wsrscheinlich so kommen wie immer,... es wird erst an den „Armen“ in den and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ändern getestet bevor wir hier die Impfung empfohlen bekomm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gitte Flad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unden bei KenFM: Bei der Entscheidung zur Impfpflicht kann man selber mitreden! Ladet euch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cracy App herunter und beginnt euch einzumischen. So z.B. auch bei der Abstimmung z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„Erweiterten Gesetz zum Schutz der Bevölkerung bei einer epidemischen Lage von nationa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gweite“, über das am 14. Mai 2020 abgestimmt wir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emocracy-app.de/gesetzgebung/261888/zweites-gesetz-zum-schutz-der-bevoelkerungbei-einer-epidemischen-lage-von-nationaler-tragwe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bstimmung: Zweites Gesetz zum Schutz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cracy-app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ela We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ist alles so richtig, was Sie schreiben, doch wie viele Menschen erreicht diese Botschaft? W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le Menschen machen sich die Mühe selbst zu recherchieren und wie viele lesen und sagen, a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, alles Verschwörungstheorie, die Regierung weiß schon was sie tut? Mein Optimism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indet, wenn ich sehe, wie stark der mainstream und die Bequemlichkeit noch si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a West Das ist wohl wahr. Ein bisschen hinterfragen ist erlaubt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 fällt 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a Lore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a West nicht den Mut verlieren. Wir sind schon auf einem guten Weg. Wir müssen jetz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 am Ball blei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Trent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hab ich vor kurzem schon mal irgendwo geschrieben.....da wurde ich gleich blö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epöbelt(von einer Krankenschwester),ob ich mein fundiertes Wissen aus Greys Anatom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ätte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in Mue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Trento ne doctor hou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ray Tezel Armag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sind die schlausten die nix hinterfra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di Steid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Trento naja, dann halt bitte Quellenangabe dazuschreiben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Trent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di Steidl ich muss nicht für alles eine Quelle angeben....schon gar nicht,wenn es 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schenverstand geht und ich eben nicht alles glaube,was mit vorgegaukelt wird und sch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 nicht,wenn ich zu etwas gezwungen werden sol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di Steid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Trento naja, wenn man behauptet, dass das Erbgut von Menschen verändert wer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l und dies an die Nachkommen weitergegeben werden soll, würde eine Quellenanga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schad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Trent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di Steidl es geht nicht spezifisch um das Erbgut usw...ich möchte mich nicht mit ein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 schnell hergestellten Impfstoff impfen lassen,weil es ein Bill Gates und die Regierung .m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rschreibt...wer sich impfen lassen will,soll das gerne machen .ICH möchte das immerno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bst entscheiden.Wenn ich mir die Impfschäden in Indien und Afrika ansehe,soll sich G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nen Impfstoff erstmals selbst spritz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di Steid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Trento OK!! Hab ich missverstan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4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itz Froh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di, du hast den Schlüssel zu ewiger Glückseligkeit gefunden, never argue with a f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rmann Roter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, wenn alle die dem Impfstoff erhalten sich verpflichten müssten keinen ungeschütz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chlechtsverkehr zu haben, dann wird die Weltbevölkerung sicher sinken - Ziel erreicht. Do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her so schnell so viele Verhüterlis bekommen ... 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rbert Uedelhov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rmann Roters 'BILLY BOY' Kondome werden höchstwahrscheinlich direkt 'mitgeliefert'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gitte W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in Schönheitsarzt schwadroniert über Impfstoff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wir wissen nicht mal was er alles in sei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toxspritze und den Silikonkissen untermixt..... Aber nun ja, die Aufmerksamkeit der Aluhutträ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üppchenschlürfer hat er ja. Eijeijei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laus Lie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ist wie immer ein Abwägen von Vorteilen und Nachteilen. Wenn eine verkürzte Testpha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kiert wird, ist die Gefahr von unentdeckten Langzeitschäden logischerweise höher. Aber dies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iko ist nach drei Jahren Testphase dann auch nicht weg, sondern das Risiko nimmt ledig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onentiell fallend ab, ähnlich der Halbwertszeit beim radioaktiven Zerfall. Wo also die Gren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zen? Nach ca. zwei Generationen würden weitere, noch nicht erkannte, sehr selte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benwirkungen im Rauschen der Erkrankungen durch allgemeine Umwelteinflüsse gar nicht meh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 trennen, aber immer noch nicht entdeckt sein. Würden wir erst dann ein Serum freigeben fü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 Markt, würde in zehn Jahren erst ein Impfstoff gegen Polio (Kinderlähmung) hätte freigege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den können... Wann also kann man oder darf man aus medizinischer, moralischer o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hischer Sicht ein Medikament freigeben und WER darf darüber entscheid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Formulierung "Gott spielen" ist immer zynisch und wird zB. gerne von Kreationisten verwende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jegliche Form der künstlichen Veränderungen am Körper ablehnen, also Transfusione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lantation, organisches Serum etc. Aber auch genmanipuliertes Getreide etc. Ist es al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on "Gott spielen", wenn man wie früher Lebertran gegen Krankheiten einnimmt, oder we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betiker künstliches Insulin nehmen? Wer zieht hier die Grenzen und wer darf entscheid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der für sich, der Staat, ein Gremium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persönlich finde, dass erwachsene Menschen, die einer höheren Risikogruppe angehöre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ch zertifizierter Aufklärung der Risiken und der noch nicht vollständig erfassten Nebenwirkun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ch frei entscheiden sollen könnten, ob sie nach ihrer persönlichen Risikoabwägung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scheidung für sich treffen, sich mit einem nur kurz getesteten Serum impfen zu lassen o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ben nic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von abgesehen Dr. Spitzbart: die Natur selbst führt täglich permanent Genveränderungen dur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und experimentiert doch auch permanent und schafft neue Fakten. Viren mutieren - wie alles 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A in sich träg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 Gates daran verdient ist mir Schnuppe. Und nur weil er Jude ist, oder ob er mit se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5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lliarden quasi als Oligarch durchgeht, muss man ihm doch nicht gleich die krudes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chwörungstheorien unterstellen. Ich schließe das zwar auch nicht aus, aber ich habe schon 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le "Argumente" gegen und dann wieder für Gates gelesen, die aber letztlich ins Nichts verlauf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 Also zuerst mal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dubio pro reo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ike S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uszug aus der PZ von Mai 2018 zum Thema Impfen mit mRNA: Es besteht weder ein Risiko für 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ktion noch für eine Insertionsmutagenese. Darunter versteht man Mutationen, bei denen s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rch die Einbindung einer oder weniger Basenpaare das Leseraster derart verändert, dass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ändertes Genprodukt entsteht. Ein weiteres Plus ist, dass die mRNA durch gewöhnliche zellulä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e wieder abgebaut wir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Beck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versteh das nicht.. Es ist noch kein Impfstoff da und trotzdem solche "Androhung" von we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"alles MÜSSEN" GEIMPFT werden.... Wovor habt Ihr alles Angst? Das die Bundeswehr anrüc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ihr alle Zwangsgeimpft werdet?.? So ne kacke... Oh moment.. Mir fällt gerade die Erde auf 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pf.. Over and 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llie Je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s passiert wenn ich mich weigere impfen zu lassen? Was kommt auf mich zu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na Netlev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llie Jean gar ni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chä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na Netlev Vielleicht keinen Flug mehr ins Ausland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a Pflum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 dr.Spitzb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denke genau wie Sie !!! Wie dumm und hörig muss man sein wenn man glaubt auf das al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 passiert z .Zt ( Presse und Politiker)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 eine Frage auf diese Gesundheits Leute 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T JEMAND ENGERDWAN ERKLÄRT "WIE LANGE SOLLTE MAN EINE MASKE TRAGEN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S SCHUTZ "????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 LEUTE TRAGEN EINE MASKE WOCHEN LANG ....SCHUTZ FÜR WAS UND VON 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WARUM SAGEN SIE NICHTS, WEIL ES GIBT IMMER WIEDER KEINE MASKE Z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UFEN 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 SCHANDE ...IN DEUTSCHLAND KEINE MASKE ZU KAUFEN ABER SONST SPRECH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R VON HYGIENE MAßNAHMEN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 PFLU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6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ürlich will Bill Gates nur ein Geschäft machen. Die 110 Milliarden Vermögen reichen ihm z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ben nicht aus. Is klar, ne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eike Hoff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 ist 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ra Stög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Tom Paxa https://www.derstandard.at/story/2720170/das-schmutzige-geheimnisder-gates-stift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"schmutzige Geheimnis" d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standard.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lf Bergqvi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nz einfach... Kein Impfung und krank werden - kein Versicherungs- oder Pflegeanspruc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der die alte Kräutertee trinken und leid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rnelia Tiede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lf Bergqvist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zelfällen kann die Krankheit schon sehr schlimm sein, aber sie hat eben nicht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npotenzial, von dem in der Öffentlichkeit jetzt geredet wird. Also der der krank wird (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htig krank), der sollte schon ärztlich behandelt werden. Da reicht dann auch kein Kräuterte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Gefahr ist, dass das ganze Problem nicht rüberkommt, wenn die mögliche (geringen) Gefah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 massiv runter gespielt wird. Denn dann heißt es einfach nur Verschwörungstheori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rico Maa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r nächste Clown , der alles weiß... herzlich willkommen auf der Coronabühne . Immer schön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einen Dummen anstacheln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lke Schoe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gehören alle vors UN Gericht und Kill Bill enteigne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lke Schoene alles in der Mac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7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Riep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lke Schoene warum passiert da nichts... Das ist ja krank was er mit seiner Frau treib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rner Haegebar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oppt Bill Gates und die Impfbefürworter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on Heit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e dumm kann man nur sei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e Frage oben im Betrag, ist wirklich berechtig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nnt Euch allen hier der Helm oder hattet ihr in der Schule nur Klatschen und Tanzen? War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aubt ein normaler Mensch, diesen Schwachsinn, den „Dr. med. Michael Spitzbart“ hier verzapft?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n ist UROLOGE und kein VIROLOG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ologe = Facharzt für Harn- und Geschlechtsorgan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ologe = Erforscht Viren und sucht nach hemmenden Substanz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folgende Faktencheck, stammt von Mimikama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NA verändert keine DNA, schon gar nicht in sämtlichen Zellen! Eine Impfung mit mRNA, reg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iglich die Produktion eines fremden Proteins a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mRNA in Impfstoffen, enthält von einem Virus kleine Teile des Erbmaterials, dadurch werden 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örper bestimmte Proteine hergestellt. Das Immunsystem erkennt die wenigen Proteine, die nicht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 Körper gehören, und entwickelt Abwehrstoffe. Wenn man sich zu einem späteren Zeitpunkt d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t diesem Virus ansteckt, erkennt das Immunsystem dessen Proteine und kann ihn wirks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kämpf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Testpersonen verpflichten sich dazu, keinen Geschlechtsverkehr zu haben, weil noch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kannt ist, ob und wie stark eventuelle Nebenwirkungen sind. Niemand möchte, dass eine Frau ih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 verliert oder ein Mann ein missgebildetes Baby zeugt, weil eventuell mögliche Nebenwirkun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 neuen Impfstoffes dies auslöst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che Informationen des „Arztes“ über SARS-CoV-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der Virus lässt sich durch Einnahme von Vitamin C abtöt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der Virus ist lediglich so gefährlich wie eine normale Gripp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eine mRNA-Impfung verändert in allen Zellen die Erbinformation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Menschheit verblödet, unter Anleitung eines Arztes!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egrid Spoh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sehe ihren unqualifiziert Blödsinn leider auf meiner Timelin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8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ik Sembowsk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glaube nicht, dass er spielen will. Er hält sich für Got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xander Schnel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, ich hoffe das spätestens jetzt alle Coronahysteriker aufwachen, wie lange wollt ihr euch de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ch verarschen lass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sgar P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s für eine wilder und total sinnlose Aneinanderreihung von Bullshi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rosoft-Gründer Bill Gates verabreicht in Ghana einem Kind eine Impfung. © Pius Utomi Ekpei/​AFP/​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ty Im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rbert Frits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Gesundheitstipps vom Doktor Spitzbart haben mir schon oft geholf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ne Computer mit dem Betriebssystem von Gates waren schon oft so verlaust, mit Viren, d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 die Abfallton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der Umstieg von Microsoft auf Linux die Probleme lösen konnt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len wir wiklich unsere Gesundheit von Produzenten von Virenbiotopen umgestalten lass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gehe lieber zum Arz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Wölfi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rbert Fri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w, 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 endlich mal ein Linux-U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!!!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s Lang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NUG GEREDET. ich gehe auf die Demo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 Staud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SINN: https://www.presseportal.de/pm/133833/4600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änderung von Erbgut durch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seportal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rner Gre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s für ein Schwachsinn, und so einen Scheiß glaubt ihr?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uhut abnehmen und hier lesen: https://www.mimikama.at/allgemein/coronaimpfung-will-bill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9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tes-gott-spielen-faktencheck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"Coronaimpfung – will Bill Gates Got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usanka Tad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lrich Scheu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dpa-factchecking.com/austria/200512-99-35494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änderung von Erbgut durch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a-factchecking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 Phi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oline Thie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 Sanne Me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dpa-factchecking.com/austria/200512-99-35494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änderung von Erbgut durch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a-factchecking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 Sanne Me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tte um Stellungnahm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lona Kön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 ein Schmarrn, glaubt doch nicht immer AL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na Christiana Klug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GRAPH 240 StGb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...hey Leute, anstatt diesen Schwachsinn hier zu glauben, kauft euch lieber ein gutes Sie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ction Buch! Das belustigt euer Gemüt und ist weniger gefähr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0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629591273952099&amp;id=100007037564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a Sommer 14. Mai 2020 um 08:57 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..Wie wahr!!! Frage mich langsam, ob Corona nicht eher das Hirn vernichtet.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tja Friedri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mmer Aloi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lauben oder nicht glaub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... so viele Experten, doch so wenig Intellige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627414427503117&amp;id=100007037564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one Saldan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jetzt aber schnell die Gummihandschuhe an, Maske auf und dahe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chanzen. Und nicht vergessen lass dir bitte gleich die Impfung geben, sobald sie da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one Saldana Deutschland ist ein Irrenhaus..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infach nur noch lächerli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one Saldan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 Du sagst es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o Schöning und du bist das beste Beispiel dafür, dass man sich eigentlich für das deutsc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k nur noch schämen kan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1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lk nur noch schämen kan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lanie Priy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facebook.com/182146851877/posts/10158270993636878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t im Bil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2. Mai 2020 um 16:40 ·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„Das ist unverantwortlich”: Der deutsche Virologe Christian Drosten ist einer der weltweit führen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scher… 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So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627414427503117&amp;id=100007037564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lfi Mad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google.com/amp/s/amp.diepresse.com/5812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osten: "Tödliche Verbreitung v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hl­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press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lmann Fied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mögli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 B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derstan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2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emens Jungkun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gibt tatsächlich auch noch ehrliche Politiker mit Charakter in diesem korrupten Pharma Sump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ns Corona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facebook.com/interessantefakten777/videos/542809549964999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essante Fakten 3. Mai 2020 um 21:53 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an (DARUM) wird sich auch NICHTS ändern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erose Cilibert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iaramonte Con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in Pla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ICHWORT INDI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mislav Bonob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hje...noch so 1 Ideologe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lfgang Sonnenbur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google.ch/amp/s/m.bild.de/politik/ausland/politik-ausland/coronavirus-und-kirchebischoefe-warnen-vor-systematischer-ueberwachung-70534740,view=amp.bildMobile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onavirus und Kirche: Bischöfe warn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d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iner Schrame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3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lfgang Kra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TUREMAN IS COM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nald Hörst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che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rsten Mar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volksverpetzer.de/schwer-verpetzt/corona-schwurbler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y, ihr Corona-Schwurbler: Ihr seid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ksverpetzer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sa Mili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ris Nic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ana 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youtu.be/xFRlAzqwmm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kratischer Widerstand Berlin I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lo Rushidi Bers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ana Rushid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ana Rushid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lo Rushidi Bersch alles nurnoch verballerte Leute da oben am Regierungspos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lo Rushidi Bers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ha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lia Pfanzel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fui!!!!!!!! Das ist echt grauenvoll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4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net Opi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lödsinn! Quellenangaben!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fi Har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ll keine Impf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gina Hopp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sere Politiker sind ni ht dumm, die sind gekauf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ldgeiles krankes Pack und gehen sprichwörtlich über Leich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opher Gier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eses Schw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z Star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te von Ess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heint wohl so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i Ca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r hurensohn ist eh bald tot. Der alte Sack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One Serio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t wird schle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fi Kostelni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......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na Holz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igitte Von Ha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effender kann man es nicht formulier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Militz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youtube.com/watch?v=TZDgjPWfZUg&amp;fbclid=IwAR0yw01D1uxJrLC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VWvOlOTaHogb01lx97BUSQQWZrI4pS7P5zR1BMlo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t Seehofer über die Macht d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5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rst Seehofer über die Macht d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ois Bö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soulsaver.de/blog/angst-essen-seele-des-volkes-auf-das-politische-geschaeft-mitder-panik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st essen Seele des Volkes auf. Das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lsaver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na Berner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örg Bernert 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ika Lag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facebook.com/100015234138294/posts/867482507102879/?d=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da Santaverd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tja Conny Reh Bexi Anja Luisa Natalie Sim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uisa Feli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dalena Lutum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a Sus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hilipp Randig, Katharina Kolaschins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ette Hah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fassbar!!!!!!!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trizia Röllin-Ifan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anziska Hartwig. Manu Camenzind Christina Ifan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xander H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brina Jaskolk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gret Remmer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lasse mich nicht impf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ny Haslin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6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ate Eng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ki Tsatalmp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oanna Tsatalmp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udia Haup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youtu.be/gYIpxGJwq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ert F. Kennedy jr.: „Bill Gates’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Ess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theguardian.com/environment/2012/feb/06/bill-gates-climate-scientists-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oenginee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Gates backs climate scientists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guardian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Mike Domovní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lorian Hitzenber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in Plat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ichwort Indi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vira Leyendeck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ura Leyendeck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ris Cru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nx dr for the information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 Gefällt mir 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a Sah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bin mir nicht sicher, das er überhaupt an Gott glaub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a Sah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 denkt scheinbar, dass er Gott ist 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ika Sigrid Ra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 glaubt er zumindest Man kann nur hoffen das er irgendwann di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7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18: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 glaubt er zumindest. Man kann nur hoffen, das er irgendwann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echte Strafe bekomm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ika Sigrid Ra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a Sah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 oh, Gott habe ich mir aber immer anders vorgestell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so materiell bezo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a Sah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 war so gemeint 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einbar glaubt er selbst Gott zu sei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 Muss ich wohl meine Worte ändern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glaube auch nicht an Gott, ist das ein Problem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a Sah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Hunsrück Nein, natürlich ist das kein Proble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lvia Graefendor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Hunsrück kein Proble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Dr.Spitzbart/photos/a.1680073732098237/2583843408387927/?type=3&amp;thea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8/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</table:table-row>
        <table:table-row table:style-name="ro1" table:number-rows-repeated="10417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 style:data-style-name="N2" text:time-value="01:26:32.42151971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2-03T03:33:32.119087113</dc:date>
    <meta:editing-duration>PT3M23S</meta:editing-duration>
    <meta:editing-cycles>2</meta:editing-cycles>
    <meta:document-statistic meta:table-count="1" meta:cell-count="4281" meta:object-count="0"/>
  </office:meta>
</office:document-meta>
</file>